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700000076998F7AEB.png"/>
  <manifest:file-entry manifest:media-type="image/png" manifest:full-path="Pictures/10000201000007D7000000765EE0D566.png"/>
  <manifest:file-entry manifest:media-type="image/png" manifest:full-path="Pictures/10000201000007D700000076B17FD69F.png"/>
  <manifest:file-entry manifest:media-type="image/png" manifest:full-path="Pictures/10000201000007D700000076AA424E48.png"/>
  <manifest:file-entry manifest:media-type="image/png" manifest:full-path="Pictures/10000201000007D70000004785E307A4.png"/>
  <manifest:file-entry manifest:media-type="image/png" manifest:full-path="Pictures/10000201000007D700000076C0614D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text-position="0% 100%"/>
    </style:style>
    <style:style style:name="T2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Package Bla Bla Bla</text:h>
      <text:h text:style-name="Encabezado_20_2_20_Clase" text:outline-level="2">1.1</text:h>
      <text:h text:style-name="Encabezado_20_2_20_Interface" text:outline-level="2">1.2</text:h>
      <text:h text:style-name="Heading_20_3" text:outline-level="3">1.2.a</text:h>
      <text:h text:style-name="Heading_20_4" text:outline-level="4">1.2.a.1</text:h>
      <text:h text:style-name="Heading_20_5" text:outline-level="5">1.2.a.1.i</text:h>
      <text:h text:style-name="Encabezado_20_2_20_Enumeracion" text:outline-level="2">1.3</text:h>
      <text:h text:style-name="Heading_20_1" text:outline-level="1">2. Package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199cm" fo:line-height="100%" fo:text-indent="0.3cm" style:auto-text-indent="false" style:page-number="auto" fo:break-before="page" fo:background-color="transparent" fo:padding="0cm" fo:border="none" style:shadow="none" style:vertical-align="middle">
        <style:tab-stops/>
        <style:drop-cap/>
        <style:background-image xlink:href="Pictures/10000201000007D700000076C0614D7A.png" xlink:type="simple" xlink:actuate="onLoad" style:repeat="stretch"/>
      </style:paragraph-properties>
      <style:text-properties fo:color="#663300" style:text-outline="true" style:text-position="-30% 100%" style:font-name="Ubuntu" fo:font-size="19pt" fo:text-shadow="1pt 1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199cm" fo:line-height="100%" fo:text-indent="0.3cm" style:auto-text-indent="false" style:page-number="auto" fo:background-color="transparent" fo:padding="0cm" fo:border="none" style:shadow="none" style:vertical-align="middle">
        <style:tab-stops/>
        <style:drop-cap/>
        <style:background-image xlink:href="Pictures/10000201000007D700000076998F7AEB.png" xlink:type="simple" xlink:actuate="onLoad" style:repeat="stretch"/>
      </style:paragraph-properties>
      <style:text-properties fo:color="#000000" style:text-outline="false" style:text-position="-25% 100%" style:font-name="Ubuntu" fo:font-size="17pt" fo:text-shadow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cm" fo:text-indent="0.199cm" style:auto-text-indent="false" style:page-number="auto" fo:background-color="transparent" fo:padding="0cm" fo:border="none" style:shadow="none">
        <style:tab-stops/>
        <style:background-image xlink:href="Pictures/10000201000007D70000004785E307A4.png" xlink:type="simple" xlink:actuate="onLoad" style:repeat="stretch"/>
      </style:paragraph-properties>
      <style:text-properties style:text-position="-15% 100%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3cm" fo:margin-bottom="0.199cm" fo:text-indent="0.101cm" style:auto-text-indent="false" fo:padding="0cm" fo:border-left="none" fo:border-right="none" fo:border-top="none" fo:border-bottom="0.002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page-number="auto" fo:background-color="transparent">
        <style:background-image/>
      </style:paragraph-properties>
      <style:text-properties fo:font-size="13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cabezado_20_2_20_Clase" style:display-name="Encabezado 2 Clase" style:family="paragraph" style:parent-style-name="Heading_20_2" style:default-outline-level="2" style:list-style-name="" style:class="text">
      <style:paragraph-properties fo:background-color="transparent">
        <style:background-image xlink:href="Pictures/10000201000007D700000076AA424E48.png" xlink:type="simple" xlink:actuate="onLoad" style:repeat="stretch"/>
      </style:paragraph-properties>
    </style:style>
    <style:style style:name="Encabezado_20_2_20_Interface" style:display-name="Encabezado 2 Interface" style:family="paragraph" style:parent-style-name="Heading_20_2" style:default-outline-level="2" style:list-style-name="" style:class="text">
      <style:paragraph-properties fo:background-color="transparent" style:shadow="none">
        <style:background-image xlink:href="Pictures/10000201000007D7000000765EE0D566.png" xlink:type="simple" xlink:actuate="onLoad" style:repeat="stretch"/>
      </style:paragraph-properties>
    </style:style>
    <style:style style:name="Encabezado_20_2_20_Enumeracion" style:display-name="Encabezado 2 Enumeracion" style:family="paragraph" style:parent-style-name="Heading_20_2" style:default-outline-level="2" style:list-style-name="" style:class="text">
      <style:paragraph-properties fo:background-color="transparent">
        <style:background-image xlink:href="Pictures/10000201000007D700000076B17FD69F.png" xlink:type="simple" xlink:actuate="onLoad" style:repeat="stretch"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xample" style:family="text">
      <style:text-properties style:font-name="DejaVu Sans Mono" style:font-name-asian="WenQuanYi Micro Hei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07-18T17:08:45</dc:date>
    <dc:creator>Samuel </dc:creator>
    <meta:editing-duration>PT14H33M54S</meta:editing-duration>
    <meta:editing-cycles>12</meta:editing-cycles>
    <meta:document-statistic meta:table-count="0" meta:image-count="0" meta:object-count="0" meta:page-count="2" meta:paragraph-count="8" meta:word-count="14" meta:character-count="64"/>
  </office:meta>
</office:document-meta>
</file>